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-square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Estimate STD</text:p>
          </table:table-cell>
          <table:table-cell office:value-type="string" calcext:value-type="string">
            <text:p>Error 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orizontal</text:p>
          </table:table-cell>
          <table:table-cell office:value-type="float" office:value="0.174" calcext:value-type="float">
            <text:p>0.174</text:p>
          </table:table-cell>
          <table:table-cell office:value-type="float" office:value="0.3518" calcext:value-type="float">
            <text:p>0.3518</text:p>
          </table:table-cell>
          <table:table-cell office:value-type="float" office:value="231.22" calcext:value-type="float">
            <text:p>231.22</text:p>
          </table:table-cell>
          <table:table-cell office:value-type="float" office:value="113.26" calcext:value-type="float">
            <text:p>113.26</text:p>
          </table:table-cell>
          <table:table-cell office:value-type="float" office:value="2.042" calcext:value-type="float">
            <text:p>2.042</text:p>
          </table:table-cell>
          <table:table-cell office:value-type="float" office:value="0.0967" calcext:value-type="float">
            <text:p>0.0967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1895" calcext:value-type="float">
            <text:p>0.1895</text:p>
          </table:table-cell>
          <table:table-cell office:value-type="float" office:value="142.332" calcext:value-type="float">
            <text:p>142.332</text:p>
          </table:table-cell>
          <table:table-cell office:value-type="float" office:value="112.883" calcext:value-type="float">
            <text:p>112.883</text:p>
          </table:table-cell>
          <table:table-cell office:value-type="float" office:value="1.261" calcext:value-type="float">
            <text:p>1.261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3778" calcext:value-type="float">
            <text:p>0.3778</text:p>
          </table:table-cell>
          <table:table-cell office:value-type="float" office:value="131.38" calcext:value-type="float">
            <text:p>131.38</text:p>
          </table:table-cell>
          <table:table-cell office:value-type="float" office:value="110.46" calcext:value-type="float">
            <text:p>110.46</text:p>
          </table:table-cell>
          <table:table-cell office:value-type="float" office:value="1.184" calcext:value-type="float">
            <text:p>1.18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4243" calcext:value-type="float">
            <text:p>0.4243</text:p>
          </table:table-cell>
          <table:table-cell office:value-type="float" office:value="162.587" calcext:value-type="float">
            <text:p>162.587</text:p>
          </table:table-cell>
          <table:table-cell office:value-type="float" office:value="137.72" calcext:value-type="float">
            <text:p>137.72</text:p>
          </table:table-cell>
          <table:table-cell office:value-type="float" office:value="1.181" calcext:value-type="float">
            <text:p>1.181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26" calcext:value-type="float">
            <text:p>0.26</text:p>
          </table:table-cell>
          <table:table-cell office:value-type="float" office:value="0.2423" calcext:value-type="float">
            <text:p>0.2423</text:p>
          </table:table-cell>
          <table:table-cell office:value-type="float" office:value="162.273" calcext:value-type="float">
            <text:p>162.273</text:p>
          </table:table-cell>
          <table:table-cell office:value-type="float" office:value="101.98" calcext:value-type="float">
            <text:p>101.98</text:p>
          </table:table-cell>
          <table:table-cell office:value-type="float" office:value="1.591" calcext:value-type="float">
            <text:p>1.591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4035" calcext:value-type="float">
            <text:p>0.4035</text:p>
          </table:table-cell>
          <table:table-cell office:value-type="float" office:value="384.26" calcext:value-type="float">
            <text:p>384.26</text:p>
          </table:table-cell>
          <table:table-cell office:value-type="float" office:value="99.197" calcext:value-type="float">
            <text:p>99.197</text:p>
          </table:table-cell>
          <table:table-cell office:value-type="float" office:value="3.84" calcext:value-type="float">
            <text:p>3.84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3099" calcext:value-type="float">
            <text:p>0.3099</text:p>
          </table:table-cell>
          <table:table-cell office:value-type="float" office:value="148.478" calcext:value-type="float">
            <text:p>148.478</text:p>
          </table:table-cell>
          <table:table-cell office:value-type="float" office:value="105.471" calcext:value-type="float">
            <text:p>105.471</text:p>
          </table:table-cell>
          <table:table-cell office:value-type="float" office:value="1.408" calcext:value-type="float">
            <text:p>1.408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3577" calcext:value-type="float">
            <text:p>0.3577</text:p>
          </table:table-cell>
          <table:table-cell office:value-type="float" office:value="144.476" calcext:value-type="float">
            <text:p>144.476</text:p>
          </table:table-cell>
          <table:table-cell office:value-type="float" office:value="98.055" calcext:value-type="float">
            <text:p>98.055</text:p>
          </table:table-cell>
          <table:table-cell office:value-type="float" office:value="1.473" calcext:value-type="float">
            <text:p>1.473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orizontal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08963" calcext:value-type="float">
            <text:p>0.08963</text:p>
          </table:table-cell>
          <table:table-cell office:value-type="float" office:value="317.495" calcext:value-type="float">
            <text:p>317.495</text:p>
          </table:table-cell>
          <table:table-cell office:value-type="float" office:value="93.89" calcext:value-type="float">
            <text:p>93.89</text:p>
          </table:table-cell>
          <table:table-cell office:value-type="float" office:value="3.382" calcext:value-type="float">
            <text:p>3.382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563" calcext:value-type="float">
            <text:p>0.563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249.682" calcext:value-type="float">
            <text:p>249.682</text:p>
          </table:table-cell>
          <table:table-cell office:value-type="float" office:value="88.41" calcext:value-type="float">
            <text:p>88.41</text:p>
          </table:table-cell>
          <table:table-cell office:value-type="float" office:value="2.823" calcext:value-type="float">
            <text:p>2.82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1539" calcext:value-type="float">
            <text:p>0.1539</text:p>
          </table:table-cell>
          <table:table-cell office:value-type="float" office:value="202.946" calcext:value-type="float">
            <text:p>202.946</text:p>
          </table:table-cell>
          <table:table-cell office:value-type="float" office:value="90.379" calcext:value-type="float">
            <text:p>90.379</text:p>
          </table:table-cell>
          <table:table-cell office:value-type="float" office:value="2.245" calcext:value-type="float">
            <text:p>2.245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452" calcext:value-type="float">
            <text:p>0.452</text:p>
          </table:table-cell>
          <table:table-cell office:value-type="float" office:value="0.09799" calcext:value-type="float">
            <text:p>0.09799</text:p>
          </table:table-cell>
          <table:table-cell office:value-type="float" office:value="188.552" calcext:value-type="float">
            <text:p>188.552</text:p>
          </table:table-cell>
          <table:table-cell office:value-type="float" office:value="81.012" calcext:value-type="float">
            <text:p>81.012</text:p>
          </table:table-cell>
          <table:table-cell office:value-type="float" office:value="2.2327" calcext:value-type="float">
            <text:p>2.2327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1646" calcext:value-type="float">
            <text:p>0.1646</text:p>
          </table:table-cell>
          <table:table-cell office:value-type="float" office:value="255.77" calcext:value-type="float">
            <text:p>255.77</text:p>
          </table:table-cell>
          <table:table-cell office:value-type="float" office:value="37.692" calcext:value-type="float">
            <text:p>37.692</text:p>
          </table:table-cell>
          <table:table-cell office:value-type="float" office:value="6.786" calcext:value-type="float">
            <text:p>6.786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348" calcext:value-type="float">
            <text:p>0.348</text:p>
          </table:table-cell>
          <table:table-cell office:value-type="float" office:value="1448.43" calcext:value-type="float">
            <text:p>1448.43</text:p>
          </table:table-cell>
          <table:table-cell office:value-type="float" office:value="948.85" calcext:value-type="float">
            <text:p>948.85</text:p>
          </table:table-cell>
          <table:table-cell office:value-type="float" office:value="1.572" calcext:value-type="float">
            <text:p>1.572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128" calcext:value-type="float">
            <text:p>0.4128</text:p>
          </table:table-cell>
          <table:table-cell office:value-type="float" office:value="252.233" calcext:value-type="float">
            <text:p>252.233</text:p>
          </table:table-cell>
          <table:table-cell office:value-type="float" office:value="106.886" calcext:value-type="float">
            <text:p>106.886</text:p>
          </table:table-cell>
          <table:table-cell office:value-type="float" office:value="2.36" calcext:value-type="float">
            <text:p>2.36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3557" calcext:value-type="float">
            <text:p>0.3557</text:p>
          </table:table-cell>
          <table:table-cell office:value-type="float" office:value="236.196" calcext:value-type="float">
            <text:p>236.196</text:p>
          </table:table-cell>
          <table:table-cell office:value-type="float" office:value="98.871" calcext:value-type="float">
            <text:p>98.871</text:p>
          </table:table-cell>
          <table:table-cell office:value-type="float" office:value="2.389" calcext:value-type="float">
            <text:p>2.389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horizontal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7449" calcext:value-type="float">
            <text:p>0.7449</text:p>
          </table:table-cell>
          <table:table-cell office:value-type="float" office:value="949.104" calcext:value-type="float">
            <text:p>949.104</text:p>
          </table:table-cell>
          <table:table-cell office:value-type="float" office:value="79.625" calcext:value-type="float">
            <text:p>79.625</text:p>
          </table:table-cell>
          <table:table-cell office:value-type="float" office:value="11.919" calcext:value-type="float">
            <text:p>11.919</text:p>
          </table:table-cell>
          <table:table-cell table:style-name="ce1" office:value-type="float" office:value="0.0000733" calcext:value-type="float">
            <text:p>7.33E-05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05813" calcext:value-type="float">
            <text:p>0.05813</text:p>
          </table:table-cell>
          <table:table-cell office:value-type="float" office:value="0.602" calcext:value-type="float">
            <text:p>0.602</text:p>
          </table:table-cell>
          <table:table-cell office:value-type="float" office:value="908.518" calcext:value-type="float">
            <text:p>908.518</text:p>
          </table:table-cell>
          <table:table-cell office:value-type="float" office:value="85.19" calcext:value-type="float">
            <text:p>85.19</text:p>
          </table:table-cell>
          <table:table-cell office:value-type="float" office:value="10.665" calcext:value-type="float">
            <text:p>10.665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355" calcext:value-type="float">
            <text:p>0.355</text:p>
          </table:table-cell>
          <table:table-cell office:value-type="float" office:value="0.157" calcext:value-type="float">
            <text:p>0.157</text:p>
          </table:table-cell>
          <table:table-cell office:value-type="float" office:value="608" calcext:value-type="float">
            <text:p>608</text:p>
          </table:table-cell>
          <table:table-cell office:value-type="float" office:value="88.4" calcext:value-type="float">
            <text:p>88.4</text:p>
          </table:table-cell>
          <table:table-cell office:value-type="float" office:value="6.81" calcext:value-type="float">
            <text:p>6.81</text:p>
          </table:table-cell>
          <table:table-cell office:value-type="float" office:value="0.000992" calcext:value-type="float">
            <text:p>0.000992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2399" calcext:value-type="float">
            <text:p>0.2399</text:p>
          </table:table-cell>
          <table:table-cell office:value-type="float" office:value="1147" calcext:value-type="float">
            <text:p>1147</text:p>
          </table:table-cell>
          <table:table-cell office:value-type="float" office:value="405" calcext:value-type="float">
            <text:p>405</text:p>
          </table:table-cell>
          <table:table-cell office:value-type="float" office:value="2.829" calcext:value-type="float">
            <text:p>2.829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071" calcext:value-type="float">
            <text:p>0.071</text:p>
          </table:table-cell>
          <table:table-cell office:value-type="float" office:value="0.56365" calcext:value-type="float">
            <text:p>0.56365</text:p>
          </table:table-cell>
          <table:table-cell office:value-type="float" office:value="679.162" calcext:value-type="float">
            <text:p>679.162</text:p>
          </table:table-cell>
          <table:table-cell office:value-type="float" office:value="222.7" calcext:value-type="float">
            <text:p>222.7</text:p>
          </table:table-cell>
          <table:table-cell office:value-type="float" office:value="3.05" calcext:value-type="float">
            <text:p>3.05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5012" calcext:value-type="float">
            <text:p>0.5012</text:p>
          </table:table-cell>
          <table:table-cell office:value-type="float" office:value="0.07508" calcext:value-type="float">
            <text:p>0.07508</text:p>
          </table:table-cell>
          <table:table-cell office:value-type="float" office:value="2904.89" calcext:value-type="float">
            <text:p>2904.89</text:p>
          </table:table-cell>
          <table:table-cell office:value-type="float" office:value="444.49" calcext:value-type="float">
            <text:p>444.49</text:p>
          </table:table-cell>
          <table:table-cell office:value-type="float" office:value="6.535" calcext:value-type="float">
            <text:p>6.535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801.361" calcext:value-type="float">
            <text:p>801.361</text:p>
          </table:table-cell>
          <table:table-cell office:value-type="float" office:value="122.07" calcext:value-type="float">
            <text:p>122.07</text:p>
          </table:table-cell>
          <table:table-cell office:value-type="float" office:value="6.565" calcext:value-type="float">
            <text:p>6.565</text:p>
          </table:table-cell>
          <table:table-cell office:value-type="float" office:value="0.00123" calcext:value-type="float">
            <text:p>0.00123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8379" calcext:value-type="float">
            <text:p>0.8379</text:p>
          </table:table-cell>
          <table:table-cell office:value-type="float" office:value="0.009205" calcext:value-type="float">
            <text:p>0.009205</text:p>
          </table:table-cell>
          <table:table-cell office:value-type="float" office:value="492.132" calcext:value-type="float">
            <text:p>492.132</text:p>
          </table:table-cell>
          <table:table-cell office:value-type="float" office:value="216.45" calcext:value-type="float">
            <text:p>216.45</text:p>
          </table:table-cell>
          <table:table-cell office:value-type="float" office:value="2.274" calcext:value-type="float">
            <text:p>2.274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horizontal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0769" calcext:value-type="float">
            <text:p>0.0769</text:p>
          </table:table-cell>
          <table:table-cell office:value-type="float" office:value="2028.3" calcext:value-type="float">
            <text:p>2028.3</text:p>
          </table:table-cell>
          <table:table-cell office:value-type="float" office:value="454.21" calcext:value-type="float">
            <text:p>454.21</text:p>
          </table:table-cell>
          <table:table-cell office:value-type="float" office:value="4.466" calcext:value-type="float">
            <text:p>4.466</text:p>
          </table:table-cell>
          <table:table-cell office:value-type="float" office:value="0.00661" calcext:value-type="float">
            <text:p>0.00661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1268" calcext:value-type="float">
            <text:p>1268</text:p>
          </table:table-cell>
          <table:table-cell office:value-type="float" office:value="406.41" calcext:value-type="float">
            <text:p>406.41</text:p>
          </table:table-cell>
          <table:table-cell office:value-type="float" office:value="3.12" calcext:value-type="float">
            <text:p>3.12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588" calcext:value-type="float">
            <text:p>0.588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509.428" calcext:value-type="float">
            <text:p>509.428</text:p>
          </table:table-cell>
          <table:table-cell office:value-type="float" office:value="211.327" calcext:value-type="float">
            <text:p>211.327</text:p>
          </table:table-cell>
          <table:table-cell office:value-type="float" office:value="2.411" calcext:value-type="float">
            <text:p>2.411</text:p>
          </table:table-cell>
          <table:table-cell office:value-type="float" office:value="0.0608" calcext:value-type="float">
            <text:p>0.0608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4521" calcext:value-type="float">
            <text:p>0.04521</text:p>
          </table:table-cell>
          <table:table-cell office:value-type="float" office:value="502.28" calcext:value-type="float">
            <text:p>502.28</text:p>
          </table:table-cell>
          <table:table-cell office:value-type="float" office:value="218.04" calcext:value-type="float">
            <text:p>218.04</text:p>
          </table:table-cell>
          <table:table-cell office:value-type="float" office:value="2.304" calcext:value-type="float">
            <text:p>2.304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4913" calcext:value-type="float">
            <text:p>0.4913</text:p>
          </table:table-cell>
          <table:table-cell office:value-type="float" office:value="0.07936" calcext:value-type="float">
            <text:p>0.07936</text:p>
          </table:table-cell>
          <table:table-cell office:value-type="float" office:value="818.041" calcext:value-type="float">
            <text:p>818.041</text:p>
          </table:table-cell>
          <table:table-cell office:value-type="float" office:value="102.811" calcext:value-type="float">
            <text:p>102.811</text:p>
          </table:table-cell>
          <table:table-cell office:value-type="float" office:value="7.957" calcext:value-type="float">
            <text:p>7.957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04439" calcext:value-type="float">
            <text:p>0.04439</text:p>
          </table:table-cell>
          <table:table-cell office:value-type="float" office:value="5579.8" calcext:value-type="float">
            <text:p>5579.8</text:p>
          </table:table-cell>
          <table:table-cell office:value-type="float" office:value="867.33" calcext:value-type="float">
            <text:p>867.33</text:p>
          </table:table-cell>
          <table:table-cell office:value-type="float" office:value="6.433" calcext:value-type="float">
            <text:p>6.433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09311" calcext:value-type="float">
            <text:p>0.09311</text:p>
          </table:table-cell>
          <table:table-cell office:value-type="float" office:value="993.45" calcext:value-type="float">
            <text:p>993.45</text:p>
          </table:table-cell>
          <table:table-cell office:value-type="float" office:value="217" calcext:value-type="float">
            <text:p>217</text:p>
          </table:table-cell>
          <table:table-cell office:value-type="float" office:value="4.558" calcext:value-type="float">
            <text:p>4.558</text:p>
          </table:table-cell>
          <table:table-cell office:value-type="float" office:value="0.00607" calcext:value-type="float">
            <text:p>0.00607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472.473" calcext:value-type="float">
            <text:p>472.473</text:p>
          </table:table-cell>
          <table:table-cell office:value-type="float" office:value="176.16" calcext:value-type="float">
            <text:p>176.16</text:p>
          </table:table-cell>
          <table:table-cell office:value-type="float" office:value="2.682" calcext:value-type="float">
            <text:p>2.682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horizontal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03903" calcext:value-type="float">
            <text:p>0.03903</text:p>
          </table:table-cell>
          <table:table-cell office:value-type="float" office:value="4908" calcext:value-type="float">
            <text:p>4908</text:p>
          </table:table-cell>
          <table:table-cell office:value-type="float" office:value="2067.23" calcext:value-type="float">
            <text:p>2067.23</text:p>
          </table:table-cell>
          <table:table-cell office:value-type="float" office:value="2.374" calcext:value-type="float">
            <text:p>2.374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025" calcext:value-type="float">
            <text:p>0.025</text:p>
          </table:table-cell>
          <table:table-cell office:value-type="float" office:value="4404.41" calcext:value-type="float">
            <text:p>4404.41</text:p>
          </table:table-cell>
          <table:table-cell office:value-type="float" office:value="1818.63" calcext:value-type="float">
            <text:p>1818.63</text:p>
          </table:table-cell>
          <table:table-cell office:value-type="float" office:value="2.422" calcext:value-type="float">
            <text:p>2.42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1400.07" calcext:value-type="float">
            <text:p>1400.07</text:p>
          </table:table-cell>
          <table:table-cell office:value-type="float" office:value="252" calcext:value-type="float">
            <text:p>252</text:p>
          </table:table-cell>
          <table:table-cell office:value-type="float" office:value="5.556" calcext:value-type="float">
            <text:p>5.5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1298.25" calcext:value-type="float">
            <text:p>1298.25</text:p>
          </table:table-cell>
          <table:table-cell office:value-type="float" office:value="239.24" calcext:value-type="float">
            <text:p>239.24</text:p>
          </table:table-cell>
          <table:table-cell office:value-type="float" office:value="5.427" calcext:value-type="float">
            <text:p>5.427</text:p>
          </table:table-cell>
          <table:table-cell office:value-type="float" office:value="0.00288" calcext:value-type="float">
            <text:p>0.00288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2763.62" calcext:value-type="float">
            <text:p>2763.62</text:p>
          </table:table-cell>
          <table:table-cell office:value-type="float" office:value="232.1" calcext:value-type="float">
            <text:p>232.1</text:p>
          </table:table-cell>
          <table:table-cell office:value-type="float" office:value="11.907" calcext:value-type="float">
            <text:p>11.907</text:p>
          </table:table-cell>
          <table:table-cell table:style-name="ce1" office:value-type="float" office:value="0.0000736" calcext:value-type="float">
            <text:p>7.36E-05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04619" calcext:value-type="float">
            <text:p>0.04619</text:p>
          </table:table-cell>
          <table:table-cell office:value-type="float" office:value="12747.9" calcext:value-type="float">
            <text:p>12747.9</text:p>
          </table:table-cell>
          <table:table-cell office:value-type="float" office:value="81.82" calcext:value-type="float">
            <text:p>81.82</text:p>
          </table:table-cell>
          <table:table-cell office:value-type="float" office:value="14.456" calcext:value-type="float">
            <text:p>14.456</text:p>
          </table:table-cell>
          <table:table-cell table:style-name="ce1" office:value-type="float" office:value="0.0000286" calcext:value-type="float">
            <text:p>2.86E-05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04348" calcext:value-type="float">
            <text:p>0.0004348</text:p>
          </table:table-cell>
          <table:table-cell office:value-type="float" office:value="1372.493" calcext:value-type="float">
            <text:p>1372.493</text:p>
          </table:table-cell>
          <table:table-cell office:value-type="float" office:value="114.991" calcext:value-type="float">
            <text:p>114.991</text:p>
          </table:table-cell>
          <table:table-cell office:value-type="float" office:value="11.936" calcext:value-type="float">
            <text:p>11.936</text:p>
          </table:table-cell>
          <table:table-cell table:style-name="ce1" office:value-type="float" office:value="0.0000728" calcext:value-type="float">
            <text:p>7.28E-05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841.311" calcext:value-type="float">
            <text:p>841.311</text:p>
          </table:table-cell>
          <table:table-cell office:value-type="float" office:value="160.445" calcext:value-type="float">
            <text:p>160.445</text:p>
          </table:table-cell>
          <table:table-cell office:value-type="float" office:value="5.244" calcext:value-type="float">
            <text:p>5.244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horizontal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2482" calcext:value-type="float">
            <text:p>0.2482</text:p>
          </table:table-cell>
          <table:table-cell office:value-type="float" office:value="41670" calcext:value-type="float">
            <text:p>41670</text:p>
          </table:table-cell>
          <table:table-cell office:value-type="float" office:value="12378" calcext:value-type="float">
            <text:p>12378</text:p>
          </table:table-cell>
          <table:table-cell office:value-type="float" office:value="3.366" calcext:value-type="float">
            <text:p>3.36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175" calcext:value-type="float">
            <text:p>0.175</text:p>
          </table:table-cell>
          <table:table-cell office:value-type="float" office:value="47436.9" calcext:value-type="float">
            <text:p>47436.9</text:p>
          </table:table-cell>
          <table:table-cell office:value-type="float" office:value="11166.1" calcext:value-type="float">
            <text:p>11166.1</text:p>
          </table:table-cell>
          <table:table-cell office:value-type="float" office:value="4.248" calcext:value-type="float">
            <text:p>4.248</text:p>
          </table:table-cell>
          <table:table-cell office:value-type="float" office:value="0.00811" calcext:value-type="float">
            <text:p>0.00811</text:p>
          </table:table-cell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28821.2" calcext:value-type="float">
            <text:p>28821.2</text:p>
          </table:table-cell>
          <table:table-cell office:value-type="float" office:value="4949.2" calcext:value-type="float">
            <text:p>4949.2</text:p>
          </table:table-cell>
          <table:table-cell office:value-type="float" office:value="5.823" calcext:value-type="float">
            <text:p>5.823</text:p>
          </table:table-cell>
          <table:table-cell office:value-type="float" office:value="0.00211" calcext:value-type="float">
            <text:p>0.00211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28118.17" calcext:value-type="float">
            <text:p>28118.17</text:p>
          </table:table-cell>
          <table:table-cell office:value-type="float" office:value="5629.94" calcext:value-type="float">
            <text:p>5629.94</text:p>
          </table:table-cell>
          <table:table-cell office:value-type="float" office:value="4.994" calcext:value-type="float">
            <text:p>4.994</text:p>
          </table:table-cell>
          <table:table-cell office:value-type="float" office:value="0.00412" calcext:value-type="float">
            <text:p>0.00412</text:p>
          </table:table-cell>
        </table:table-row>
        <table:table-row table:style-name="ro1">
          <table:table-cell/>
          <table:table-cell office:value-type="string" calcext:value-type="string">
            <text:p>suppression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1935" calcext:value-type="float">
            <text:p>0.1935</text:p>
          </table:table-cell>
          <table:table-cell office:value-type="float" office:value="36051" calcext:value-type="float">
            <text:p>36051</text:p>
          </table:table-cell>
          <table:table-cell office:value-type="float" office:value="4158" calcext:value-type="float">
            <text:p>4158</text:p>
          </table:table-cell>
          <table:table-cell office:value-type="float" office:value="8.67" calcext:value-type="float">
            <text:p>8.67</text:p>
          </table:table-cell>
          <table:table-cell office:value-type="float" office:value="0.000337" calcext:value-type="float">
            <text:p>0.000337</text:p>
          </table:table-cell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float" office:value="0.5012" calcext:value-type="float">
            <text:p>0.5012</text:p>
          </table:table-cell>
          <table:table-cell office:value-type="float" office:value="0.09504" calcext:value-type="float">
            <text:p>0.09504</text:p>
          </table:table-cell>
          <table:table-cell office:value-type="float" office:value="63453.33" calcext:value-type="float">
            <text:p>63453.33</text:p>
          </table:table-cell>
          <table:table-cell office:value-type="float" office:value="2749.95" calcext:value-type="float">
            <text:p>2749.95</text:p>
          </table:table-cell>
          <table:table-cell office:value-type="float" office:value="23.074" calcext:value-type="float">
            <text:p>23.074</text:p>
          </table:table-cell>
          <table:table-cell table:style-name="ce1" office:value-type="float" office:value="0.00000284" calcext:value-type="float">
            <text:p>2.84E-06</text:p>
          </table:table-cell>
        </table:table-row>
        <table:table-row table:style-name="ro1">
          <table:table-cell/>
          <table:table-cell office:value-type="string" calcext:value-type="string">
            <text:p>hysteresis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1313" calcext:value-type="float">
            <text:p>0.1313</text:p>
          </table:table-cell>
          <table:table-cell office:value-type="float" office:value="18719.47" calcext:value-type="float">
            <text:p>18719.47</text:p>
          </table:table-cell>
          <table:table-cell office:value-type="float" office:value="2221.27" calcext:value-type="float">
            <text:p>2221.27</text:p>
          </table:table-cell>
          <table:table-cell office:value-type="float" office:value="8.427" calcext:value-type="float">
            <text:p>8.427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1746" calcext:value-type="float">
            <text:p>0.1746</text:p>
          </table:table-cell>
          <table:table-cell office:value-type="float" office:value="6758.42" calcext:value-type="float">
            <text:p>6758.42</text:p>
          </table:table-cell>
          <table:table-cell office:value-type="float" office:value="1287.15" calcext:value-type="float">
            <text:p>1287.15</text:p>
          </table:table-cell>
          <table:table-cell office:value-type="float" office:value="5.251" calcext:value-type="float">
            <text:p>5.251</text:p>
          </table:table-cell>
          <table:table-cell office:value-type="float" office:value="0.00332" calcext:value-type="float">
            <text:p>0.00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0:16:43.732000000</meta:creation-date>
    <dc:date>2019-04-26T01:08:27.969000000</dc:date>
    <meta:editing-duration>PT8M6S</meta:editing-duration>
    <meta:editing-cycles>1</meta:editing-cycles>
    <meta:generator>LibreOffice/6.1.2.1$Windows_X86_64 LibreOffice_project/65905a128db06ba48db947242809d14d3f9a93fe</meta:generator>
    <meta:document-statistic meta:table-count="1" meta:cell-count="350" meta:object-count="0"/>
  </office:meta>
</office:document-meta>
</file>